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Tamil" svg:font-family="'Lohit Tam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0066b3" draw:opacity="50%" draw:textarea-horizontal-align="justify" draw:textarea-vertical-align="middle" draw:auto-grow-height="false" fo:min-height="1.824cm" fo:min-width="6.07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3.9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4.612cm"/>
    </style:style>
    <style:style style:name="gr5" style:family="graphic" style:parent-style-name="standard">
      <style:graphic-properties draw:textarea-horizontal-align="justify" draw:textarea-vertical-align="middle" draw:auto-grow-height="false" fo:min-height="1.819cm" fo:min-width="3.359cm"/>
    </style:style>
    <style:style style:name="gr6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48cm" fo:min-width="3.7cm"/>
    </style:style>
    <style:style style:name="gr8" style:family="graphic" style:parent-style-name="standard">
      <style:graphic-properties draw:textarea-horizontal-align="justify" draw:textarea-vertical-align="middle" draw:auto-grow-height="false" fo:min-height="1.969cm" fo:min-width="3.9cm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2.048cm" fo:min-width="3.7cm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2.048cm" fo:min-width="3.7cm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2.048cm" fo:min-width="3.7cm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2.048cm" fo:min-width="3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66b3" draw:opacity="50%"/>
      <style:paragraph-properties fo:text-align="center"/>
      <style:text-properties fo:color="#ffffff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11.5pt" fo:font-weight="normal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color="#ffffff" fo:font-size="11.5pt" fo:font-weight="bold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style:paragraph-properties fo:text-align="center"/>
      <style:text-properties fo:color="#ffffff" fo:font-size="10.3999996185303pt" fo:font-weight="bold" style:font-size-asian="9pt" style:font-size-complex="9pt"/>
    </style:style>
    <style:style style:name="P8" style:family="paragraph">
      <loext:graphic-properties draw:fill="none"/>
      <style:paragraph-properties fo:text-align="center"/>
      <style:text-properties fo:font-weight="normal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color="#ffffff" fo:font-size="10.3999996185303pt" fo:font-weight="bold" style:font-size-asian="9pt" style:font-size-complex="9pt"/>
    </style:style>
    <style:style style:name="P11" style:family="paragraph">
      <style:text-properties fo:font-weight="normal"/>
    </style:style>
    <style:style style:name="P12" style:family="paragraph">
      <loext:graphic-properties draw:fill="none" draw:fill-color="#ffffff"/>
      <style:text-properties fo:font-weight="normal"/>
    </style:style>
    <style:style style:name="P13" style:family="paragraph">
      <loext:graphic-properties draw:fill-color="#ffffff"/>
    </style:style>
    <style:style style:name="P14" style:family="paragraph">
      <loext:graphic-properties draw:fill="solid" draw:fill-color="#0066b3" draw:opacity="50%"/>
      <style:paragraph-properties fo:text-align="center"/>
      <style:text-properties fo:color="#ffffff" fo:font-size="20.7000007629395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size="10pt" fo:font-weight="bold" style:font-size-asian="10pt" style:font-size-complex="10pt"/>
    </style:style>
    <style:style style:name="T4" style:family="text">
      <style:text-properties fo:color="#ffffff" fo:font-size="9pt" fo:font-weight="bold" style:font-size-asian="9pt" style:font-size-complex="9pt"/>
    </style:style>
    <style:style style:name="T5" style:family="text">
      <style:text-properties fo:color="#ffffff" fo:font-size="20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6.8cm" svg:height="2.298cm" svg:x="9.7cm" svg:y="0.6cm">
          <text:p text:style-name="P1"><text:span text:style-name="T1">ÓLEO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3.052cm" svg:y1="3.244cm" svg:x2="6.333cm" svg:y2="3.244cm">
          <text:p/>
        </draw:line>
        <draw:line draw:style-name="gr2" draw:text-style-name="P3" draw:layer="layout" svg:x1="13.052cm" svg:y1="2.899cm" svg:x2="13.052cm" svg:y2="3.244cm">
          <text:p/>
        </draw:line>
        <draw:line draw:style-name="gr2" draw:text-style-name="P3" draw:layer="layout" svg:x1="20.3cm" svg:y1="3.244cm" svg:x2="13.052cm" svg:y2="3.244cm">
          <text:p/>
        </draw:line>
        <draw:frame draw:style-name="gr3" draw:text-style-name="P4" draw:layer="layout" svg:width="5.828cm" svg:height="0.741cm" svg:x="14.1cm" svg:y="3.307cm">
          <draw:text-box>
            <text:p><text:span text:style-name="T2">REQUISITOS NÃO FUNCIONAIS</text:span></text:p>
          </draw:text-box>
        </draw:frame>
        <draw:frame draw:style-name="gr4" draw:text-style-name="P4" draw:layer="layout" svg:width="5.112cm" svg:height="0.741cm" svg:x="7.271cm" svg:y="3.244cm">
          <draw:text-box>
            <text:p><text:span text:style-name="T2">REQUISITOS <text:s/>FUNCIONAIS</text:span></text:p>
          </draw:text-box>
        </draw:frame>
        <draw:custom-shape draw:style-name="gr5" draw:text-style-name="P5" draw:layer="layout" svg:width="3.859cm" svg:height="2.069cm" svg:x="4.4cm" svg:y="3.933cm">
          <text:p text:style-name="P1"><text:span text:style-name="T3">ESSENCIAL</text:span></text:p>
          <draw:enhanced-geometry svg:viewBox="0 0 21600 21600" draw:type="rectangle" draw:enhanced-path="M 0 0 L 21600 0 21600 21600 0 21600 0 0 Z N"/>
        </draw:custom-shape>
        <draw:line draw:style-name="gr2" draw:text-style-name="P6" draw:layer="layout" svg:x1="6.2cm" svg:y1="6.001cm" svg:x2="6.2cm" svg:y2="6.231cm">
          <text:p/>
        </draw:line>
        <draw:line draw:style-name="gr2" draw:text-style-name="P6" draw:layer="layout" svg:x1="3cm" svg:y1="6.231cm" svg:x2="9.49cm" svg:y2="6.231cm">
          <text:p/>
        </draw:line>
        <draw:line draw:style-name="gr6" draw:text-style-name="P6" draw:layer="layout" svg:x1="3cm" svg:y1="6.231cm" svg:x2="3cm" svg:y2="6.921cm">
          <text:p/>
        </draw:line>
        <draw:custom-shape draw:style-name="gr7" draw:text-style-name="P7" draw:layer="layout" svg:width="4.2cm" svg:height="2.298cm" svg:x="0.9cm" svg:y="6.921cm">
          <text:p text:style-name="P1"><text:span text:style-name="T4">CADASTRO DE </text:span></text:p>
          <text:p text:style-name="P1"><text:span text:style-name="T4">CLIENTES E VEÍCULO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cm" svg:height="2.219cm" svg:x="7.4cm" svg:y="7cm">
          <text:p text:style-name="P1"><text:span text:style-name="T4">NOTIFICAR VENCIMENTO</text:span></text:p>
          <text:p text:style-name="P1"><text:span text:style-name="T4">DE TROCA DE ÓLEO</text:span></text:p>
          <draw:enhanced-geometry svg:viewBox="0 0 21600 21600" draw:type="rectangle" draw:enhanced-path="M 0 0 L 21600 0 21600 21600 0 21600 0 0 Z N"/>
        </draw:custom-shape>
        <draw:line draw:style-name="gr2" draw:text-style-name="P6" draw:layer="layout" svg:x1="6.2cm" svg:y1="6.231cm" svg:x2="6.2cm" svg:y2="15.43cm">
          <text:p/>
        </draw:line>
        <draw:line draw:style-name="gr6" draw:text-style-name="P6" draw:layer="layout" svg:x1="9.49cm" svg:y1="6.231cm" svg:x2="9.49cm" svg:y2="6.921cm">
          <text:p/>
        </draw:line>
        <draw:line draw:style-name="gr6" draw:text-style-name="P6" draw:layer="layout" svg:x1="6.333cm" svg:y1="3.244cm" svg:x2="6.333cm" svg:y2="3.934cm">
          <text:p/>
        </draw:line>
        <draw:custom-shape draw:style-name="gr7" draw:text-style-name="P7" draw:layer="layout" svg:width="4.2cm" svg:height="2.298cm" svg:x="0.8cm" svg:y="10.489cm">
          <text:p text:style-name="P1"><text:span text:style-name="T4">MOSTRAR TROCAS</text:span></text:p>
          <text:p text:style-name="P1"><text:span text:style-name="T4"><text:s/></text:span><text:span text:style-name="T4">REALIZADA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2cm" svg:height="2.298cm" svg:x="7.5cm" svg:y="10.502cm">
          <text:p text:style-name="P1"><text:span text:style-name="T4">CONSULTAS CLIENTES</text:span></text:p>
          <text:p text:style-name="P1"><text:span text:style-name="T4">E</text:span></text:p>
          <text:p text:style-name="P1"><text:span text:style-name="T4">VEÍCULO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2cm" svg:height="2.298cm" svg:x="4.1cm" svg:y="13.132cm">
          <text:p text:style-name="P1"><text:span text:style-name="T4">RELATÓRIO DE TROCAS</text:span></text:p>
          <text:p text:style-name="P1"><text:span text:style-name="T4"><text:s/></text:span><text:span text:style-name="T4">DE ÓLEO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0.3cm" svg:y1="3.244cm" svg:x2="20.3cm" svg:y2="3.934cm">
          <text:p/>
        </draw:line>
        <draw:custom-shape draw:style-name="gr5" draw:text-style-name="P5" draw:layer="layout" svg:width="3.859cm" svg:height="2.069cm" svg:x="18.641cm" svg:y="3.931cm">
          <text:p text:style-name="P1"><text:span text:style-name="T3">PROJETO</text:span></text:p>
          <draw:enhanced-geometry svg:viewBox="0 0 21600 21600" draw:type="rectangle" draw:enhanced-path="M 0 0 L 21600 0 21600 21600 0 21600 0 0 Z N"/>
        </draw:custom-shape>
        <draw:line draw:style-name="gr2" draw:text-style-name="P8" draw:layer="layout" svg:x1="20.7cm" svg:y1="5.981cm" svg:x2="20.7cm" svg:y2="6.2cm">
          <text:p/>
        </draw:line>
        <draw:line draw:style-name="gr2" draw:text-style-name="P6" draw:layer="layout" svg:x1="16.3cm" svg:y1="6.221cm" svg:x2="20.89cm" svg:y2="6.221cm">
          <text:p/>
        </draw:line>
        <draw:line draw:style-name="gr6" draw:text-style-name="P6" draw:layer="layout" svg:x1="16.3cm" svg:y1="6.221cm" svg:x2="16.3cm" svg:y2="6.911cm">
          <text:p/>
        </draw:line>
        <draw:custom-shape draw:style-name="gr7" draw:text-style-name="P7" draw:layer="layout" svg:width="4.2cm" svg:height="2.298cm" svg:x="14.2cm" svg:y="12.6cm">
          <text:p text:style-name="P1"><text:span text:style-name="T4">AUTENTICAÇÃO</text:span></text:p>
          <draw:enhanced-geometry svg:viewBox="0 0 21600 21600" draw:type="rectangle" draw:enhanced-path="M 0 0 L 21600 0 21600 21600 0 21600 0 0 Z N"/>
        </draw:custom-shape>
        <draw:line draw:style-name="gr2" draw:text-style-name="P6" draw:layer="layout" svg:x1="20.8cm" svg:y1="6.221cm" svg:x2="24.9cm" svg:y2="6.221cm">
          <text:p/>
        </draw:line>
        <draw:line draw:style-name="gr6" draw:text-style-name="P6" draw:layer="layout" svg:x1="24.9cm" svg:y1="6.2cm" svg:x2="24.9cm" svg:y2="6.89cm">
          <text:p/>
        </draw:line>
        <draw:custom-shape draw:style-name="gr9" draw:text-style-name="P10" draw:layer="layout" svg:width="4.2cm" svg:height="2.298cm" svg:x="22.9cm" svg:y="6.902cm">
          <text:p text:style-name="P9"><text:span text:style-name="T3">ESTABILIDADE</text:span></text:p>
          <text:p text:style-name="P1"><text:span text:style-name="T3">API TABELA FIPE</text:span></text:p>
          <draw:enhanced-geometry svg:viewBox="0 0 21600 21600" draw:type="rectangle" draw:enhanced-path="M 0 0 L 21600 0 21600 21600 0 21600 0 0 Z N"/>
        </draw:custom-shape>
        <draw:line draw:style-name="gr2" draw:text-style-name="P6" draw:layer="layout" svg:x1="20.7cm" svg:y1="6.221cm" svg:x2="20.7cm" svg:y2="9.8cm">
          <text:p/>
        </draw:line>
        <draw:line draw:style-name="gr2" draw:text-style-name="P6" draw:layer="layout" svg:x1="23cm" svg:y1="11cm" svg:x2="25.2cm" svg:y2="11cm">
          <text:p/>
        </draw:line>
        <draw:custom-shape draw:style-name="gr10" draw:text-style-name="P10" draw:layer="layout" svg:width="4.2cm" svg:height="2.298cm" svg:x="18.8cm" svg:y="9.8cm">
          <text:p text:style-name="P9"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A</text:span><text:span text:style-name="T3">C</text:span><text:span text:style-name="T3">E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5.2cm" svg:y1="11cm" svg:x2="25.2cm" svg:y2="12.6cm">
          <text:p/>
        </draw:line>
        <draw:line draw:style-name="gr6" draw:text-style-name="P6" draw:layer="layout" svg:x1="16.2cm" svg:y1="9.198cm" svg:x2="16.2cm" svg:y2="12.6cm">
          <text:p/>
        </draw:line>
        <draw:custom-shape draw:style-name="gr11" draw:text-style-name="P10" draw:layer="layout" svg:width="4.2cm" svg:height="2.298cm" svg:x="23.2cm" svg:y="12.6cm">
          <text:p text:style-name="P9"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S</text:span><text:span text:style-name="T3">I</text:span><text:span text:style-name="T3">V</text:span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2cm" svg:height="2.298cm" svg:x="18.8cm" svg:y="12.6cm">
          <text:p text:style-name="P9"><text:span text:style-name="T3">INTUITIVA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0.8cm" svg:y1="12.098cm" svg:x2="20.8cm" svg:y2="12.6cm">
          <text:p/>
        </draw:line>
        <draw:custom-shape draw:style-name="gr7" draw:text-style-name="P7" draw:layer="layout" svg:width="4.2cm" svg:height="2.298cm" svg:x="14.4cm" svg:y="6.902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4.2cm" svg:height="1.521cm" svg:x="15cm" svg:y="7.302cm">
          <draw:text-box>
            <text:p text:style-name="P11"><text:span text:style-name="T4">SERVIDOR <text:s text:c="6"/></text:span><text:span text:style-name="T4">(HOSPEDAGEM)</text:span></text:p>
          </draw:text-box>
        </draw:frame>
        <draw:line draw:style-name="gr2" draw:text-style-name="P6" draw:layer="layout" svg:x1="6.2cm" svg:y1="9.501cm" svg:x2="6.2cm" svg:y2="9.731cm">
          <text:p/>
        </draw:line>
        <draw:line draw:style-name="gr2" draw:text-style-name="P6" draw:layer="layout" svg:x1="3cm" svg:y1="9.731cm" svg:x2="9.49cm" svg:y2="9.731cm">
          <text:p/>
        </draw:line>
        <draw:line draw:style-name="gr6" draw:text-style-name="P6" draw:layer="layout" svg:x1="3cm" svg:y1="9.731cm" svg:x2="3cm" svg:y2="10.421cm">
          <text:p/>
        </draw:line>
        <draw:line draw:style-name="gr6" draw:text-style-name="P6" draw:layer="layout" svg:x1="9.49cm" svg:y1="9.731cm" svg:x2="9.49cm" svg:y2="10.421cm">
          <text:p/>
        </draw:lin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custom-shape draw:style-name="gr1" draw:text-style-name="P14" draw:layer="layout" svg:width="6.8cm" svg:height="2.298cm" svg:x="10.6cm" svg:y="1.033cm">
          <text:p text:style-name="P1"><text:span text:style-name="T5">CONTROLL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1cm" svg:y1="4.94cm" svg:x2="6.733cm" svg:y2="4.94cm">
          <text:p/>
        </draw:line>
        <draw:g>
          <draw:custom-shape draw:style-name="gr15" draw:text-style-name="P1" draw:layer="layout" svg:width="0.001cm" svg:height="0.229cm" svg:x="10.1cm" svg:y="1.7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3.552cm" svg:y1="3.332cm" svg:x2="13.552cm" svg:y2="4.941cm">
            <text:p/>
          </draw:line>
          <draw:line draw:style-name="gr2" draw:text-style-name="P3" draw:layer="layout" svg:x1="20.8cm" svg:y1="4.941cm" svg:x2="13.552cm" svg:y2="4.941cm">
            <text:p/>
          </draw:line>
        </draw:g>
        <draw:frame draw:style-name="gr3" draw:text-style-name="P4" draw:layer="layout" svg:width="5.828cm" svg:height="0.741cm" svg:x="14.672cm" svg:y="5.003cm">
          <draw:text-box>
            <text:p><text:span text:style-name="T2">REQUISITOS NÃO FUNCIONAIS</text:span></text:p>
          </draw:text-box>
        </draw:frame>
        <draw:frame draw:style-name="gr4" draw:text-style-name="P4" draw:layer="layout" svg:width="5.112cm" svg:height="0.741cm" svg:x="7.671cm" svg:y="4.94cm">
          <draw:text-box>
            <text:p><text:span text:style-name="T2">REQUISITOS <text:s/>FUNCIONAIS</text:span></text:p>
          </draw:text-box>
        </draw:frame>
        <draw:line draw:style-name="gr16" draw:text-style-name="P6" draw:layer="layout" svg:x1="20.8cm" svg:y1="4.94cm" svg:x2="20.8cm" svg:y2="7.123cm">
          <text:p/>
        </draw:line>
        <draw:custom-shape draw:style-name="gr5" draw:text-style-name="P5" draw:layer="layout" svg:width="3.859cm" svg:height="2.069cm" svg:x="4.8cm" svg:y="5.629cm">
          <text:p text:style-name="P1"><text:span text:style-name="T3">ESSENCIAL</text:span></text:p>
          <draw:enhanced-geometry svg:viewBox="0 0 21600 21600" draw:type="rectangle" draw:enhanced-path="M 0 0 L 21600 0 21600 21600 0 21600 0 0 Z N"/>
        </draw:custom-shape>
        <draw:line draw:style-name="gr2" draw:text-style-name="P6" draw:layer="layout" svg:x1="6.6cm" svg:y1="7.698cm" svg:x2="6.6cm" svg:y2="8.617cm">
          <text:p/>
        </draw:line>
        <draw:line draw:style-name="gr2" draw:text-style-name="P6" draw:layer="layout" svg:x1="3.4cm" svg:y1="8.618cm" svg:x2="9.89cm" svg:y2="8.618cm">
          <text:p/>
        </draw:line>
        <draw:line draw:style-name="gr6" draw:text-style-name="P6" draw:layer="layout" svg:x1="3.4cm" svg:y1="8.618cm" svg:x2="3.4cm" svg:y2="9.308cm">
          <text:p/>
        </draw:line>
        <draw:custom-shape draw:style-name="gr7" draw:text-style-name="P7" draw:layer="layout" svg:width="4.2cm" svg:height="2.298cm" svg:x="1.3cm" svg:y="9.307cm">
          <text:p text:style-name="P1"><text:span text:style-name="T4">CADASTRO DE </text:span></text:p>
          <text:p text:style-name="P1"><text:span text:style-name="T4">CLIENTES E VEÍCULO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2cm" svg:height="2.298cm" svg:x="7.8cm" svg:y="9.307cm">
          <text:p text:style-name="P1"><text:span text:style-name="T4">NOTIFICAR VENCIMENTO</text:span></text:p>
          <text:p text:style-name="P1"><text:span text:style-name="T4">DE TROCA DE ÓLEO</text:span></text:p>
          <draw:enhanced-geometry svg:viewBox="0 0 21600 21600" draw:type="rectangle" draw:enhanced-path="M 0 0 L 21600 0 21600 21600 0 21600 0 0 Z N"/>
        </draw:custom-shape>
        <draw:line draw:style-name="gr2" draw:text-style-name="P6" draw:layer="layout" svg:x1="6.6cm" svg:y1="8.618cm" svg:x2="6.6cm" svg:y2="19.765cm">
          <text:p/>
        </draw:line>
        <draw:line draw:style-name="gr2" draw:text-style-name="P6" draw:layer="layout" svg:x1="3.6cm" svg:y1="12.18cm" svg:x2="6.6cm" svg:y2="12.18cm">
          <text:p/>
        </draw:line>
        <draw:line draw:style-name="gr2" draw:text-style-name="P6" draw:layer="layout" svg:x1="6.6cm" svg:y1="12.18cm" svg:x2="9.6cm" svg:y2="12.18cm">
          <text:p/>
        </draw:line>
        <draw:custom-shape draw:style-name="gr7" draw:text-style-name="P7" draw:layer="layout" svg:width="4.2cm" svg:height="2.298cm" svg:x="1.5cm" svg:y="12.869cm">
          <text:p text:style-name="P1"><text:span text:style-name="T4">CADASTRO DE </text:span></text:p>
          <text:p text:style-name="P1"><text:span text:style-name="T4">CLIENTES E VEÍCULO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89cm" svg:y1="8.618cm" svg:x2="9.89cm" svg:y2="9.308cm">
          <text:p/>
        </draw:line>
        <draw:line draw:style-name="gr6" draw:text-style-name="P6" draw:layer="layout" svg:x1="6.733cm" svg:y1="4.94cm" svg:x2="6.733cm" svg:y2="5.63cm">
          <text:p/>
        </draw:line>
        <draw:line draw:style-name="gr6" draw:text-style-name="P6" draw:layer="layout" svg:x1="3.6cm" svg:y1="12.18cm" svg:x2="3.6cm" svg:y2="12.87cm">
          <text:p/>
        </draw:line>
        <draw:line draw:style-name="gr6" draw:text-style-name="P6" draw:layer="layout" svg:x1="9.6cm" svg:y1="12.18cm" svg:x2="9.6cm" svg:y2="12.87cm">
          <text:p/>
        </draw:line>
        <draw:custom-shape draw:style-name="gr7" draw:text-style-name="P7" draw:layer="layout" svg:width="4.2cm" svg:height="2.298cm" svg:x="7.5cm" svg:y="12.869cm">
          <text:p text:style-name="P1"><text:span text:style-name="T4">NOTIFICAR VENCIMENTO</text:span></text:p>
          <text:p text:style-name="P1"><text:span text:style-name="T4">DE TROCA DE ÓLEO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6" draw:layer="layout" svg:x1="4.2cm" svg:y1="15.513cm" svg:x2="6.6cm" svg:y2="15.513cm">
            <text:p/>
          </draw:line>
          <draw:line draw:style-name="gr6" draw:text-style-name="P6" draw:layer="layout" svg:x1="4.2cm" svg:y1="15.513cm" svg:x2="4.2cm" svg:y2="16.203cm">
            <text:p/>
          </draw:line>
        </draw:g>
        <draw:line draw:style-name="gr2" draw:text-style-name="P6" draw:layer="layout" svg:x1="6.675cm" svg:y1="12.18cm" svg:x2="9.675cm" svg:y2="12.18cm">
          <text:p/>
        </draw:line>
        <draw:line draw:style-name="gr2" draw:text-style-name="P6" draw:layer="layout" svg:x1="6.6cm" svg:y1="15.513cm" svg:x2="9cm" svg:y2="15.513cm">
          <text:p/>
        </draw:line>
        <draw:line draw:style-name="gr6" draw:text-style-name="P6" draw:layer="layout" svg:x1="9cm" svg:y1="15.513cm" svg:x2="9cm" svg:y2="16.203cm">
          <text:p/>
        </draw:line>
        <draw:custom-shape draw:style-name="gr7" draw:text-style-name="P7" draw:layer="layout" svg:width="4.2cm" svg:height="2.298cm" svg:x="2.1cm" svg:y="16.203cm">
          <text:p text:style-name="P1"><text:span text:style-name="T4">MOSTRAR TROCAS</text:span></text:p>
          <text:p text:style-name="P1"><text:span text:style-name="T4"><text:s/></text:span><text:span text:style-name="T4">REALIZADA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2cm" svg:height="2.298cm" svg:x="6.9cm" svg:y="16.203cm">
          <text:p text:style-name="P1"><text:span text:style-name="T4">CONSULTAS DE CLIENTES</text:span></text:p>
          <text:p text:style-name="P1"><text:span text:style-name="T4">E</text:span></text:p>
          <text:p text:style-name="P1"><text:span text:style-name="T4">VEÍCULO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2cm" svg:height="2.298cm" svg:x="4.6cm" svg:y="19.765cm">
          <text:p text:style-name="P1"><text:span text:style-name="T4">RELATÓRIO DE TROCAS</text:span></text:p>
          <text:p text:style-name="P1"><text:span text:style-name="T4"><text:s/></text:span><text:span text:style-name="T4">DE ÓLE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Tamil" svg:font-family="'Lohit Tam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font-variant="normal" fo:text-transform="none" fo:color="#ffffff" style:text-outline="false" style:text-line-through-style="none" style:text-line-through-type="none" style:font-name="Lohit Tamil" fo:font-family="'Lohit Tamil'" style:font-style-name="Regular" style:font-pitch="variable" fo:font-size="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58cm" fo:margin-bottom="0cm" fo:text-indent="0cm"/>
      <style:text-properties fo:font-size="32.099998474121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43cm" fo:margin-bottom="0cm" fo:text-indent="0cm"/>
      <style:text-properties fo:font-size="27.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29cm" fo:margin-bottom="0cm" fo:text-indent="0cm"/>
      <style:text-properties fo:font-size="23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14cm" fo:margin-bottom="0cm" fo:text-indent="0cm"/>
      <style:text-properties fo:font-size="23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14cm" fo:margin-bottom="0cm" fo:text-indent="0cm"/>
      <style:text-properties fo:font-size="23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14cm" fo:margin-bottom="0cm" fo:text-indent="0cm"/>
      <style:text-properties fo:font-size="23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14cm" fo:margin-bottom="0cm" fo:text-indent="0cm"/>
      <style:text-properties fo:font-size="23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14cm" fo:margin-bottom="0cm" fo:text-indent="0cm"/>
      <style:text-properties fo:font-size="23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816cm" svg:x="1cm" svg:y="3.364cm"/>
      <draw:page-thumbnail draw:layer="backgroundobjects" svg:width="8.999cm" svg:height="5.816cm" svg:x="1cm" svg:y="11.94cm"/>
      <draw:page-thumbnail draw:layer="backgroundobjects" svg:width="8.999cm" svg:height="5.816cm" svg:x="1cm" svg:y="20.516cm"/>
      <draw:page-thumbnail draw:layer="backgroundobjects" svg:width="8.999cm" svg:height="5.816cm" svg:x="11cm" svg:y="3.364cm"/>
      <draw:page-thumbnail draw:layer="backgroundobjects" svg:width="8.999cm" svg:height="5.816cm" svg:x="11cm" svg:y="11.94cm"/>
      <draw:page-thumbnail draw:layer="backgroundobjects" svg:width="8.999cm" svg:height="5.816cm" svg:x="11cm" svg:y="20.516cm"/>
    </style:handout-master>
    <style:master-page style:name="Padrão" style:page-layout-name="PM1" draw:style-name="Mdp1">
      <draw:frame presentation:style-name="Padrão-title" draw:layer="backgroundobjects" svg:width="25.199cm" svg:height="3.022cm" svg:x="1.4cm" svg:y="0.72cm" presentation:class="title" presentation:placeholder="true">
        <draw:text-box/>
      </draw:frame>
      <draw:frame presentation:style-name="Padrão-outline1" draw:layer="backgroundobjects" svg:width="25.199cm" svg:height="10.497cm" svg:x="1.4cm" svg:y="4.233cm" presentation:class="outline" presentation:placeholder="true">
        <draw:text-box/>
      </draw:frame>
      <draw:frame presentation:style-name="Mpr1" draw:text-style-name="MP2" draw:layer="backgroundobjects" svg:width="6.523cm" svg:height="1.247cm" svg:x="1.4cm" svg:y="16.48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47cm" svg:x="9.576cm" svg:y="16.48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47cm" svg:x="20.076cm" svg:y="16.48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8T22:48:16.544350288</meta:creation-date>
    <dc:date>2022-02-10T17:11:26.893503128</dc:date>
    <meta:editing-duration>PT3H3M17S</meta:editing-duration>
    <meta:editing-cycles>33</meta:editing-cycles>
    <meta:generator>LibreOffice/6.0.7.3$Linux_X86_64 LibreOffice_project/00m0$Build-3</meta:generator>
    <meta:document-statistic meta:object-count="99"/>
  </office:meta>
</office:document-meta>
</file>